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604-0240 <text:s text:c="28"/>19/04/2016</text:p>
      <text:p text:style-name="P12"><text:s text:c="6"/>Transportes y Logística S.A. de C.V.</text:p>
      <text:p text:style-name="P13"><text:s text:c="7"/>Bulevar Los Heroes Urb. Las Florida pjes. Las Palmeras y Los Pinos, No. 1 <text:s text:c="3"/></text:p>
      <text:p text:style-name="P14"><text:s text:c="11"/>San Salvador <text:s text:c="13"/>0614-060308-101-1 <text:s text:c="28"/>185627-8</text:p>
      <text:p text:style-name="P14"><text:s text:c="41"/>Servicios de carga y descarga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2 <text:s text:c="8"/></text:span><text:s/><text:span text:style-name="T2">Plan de alojamiento mensual<text:line-break/>(De 01/05/2016 a 30/04/2017)</text:span><text:tab/> <text:s text:c="33"/><text:span text:style-name="T3">$ 19.95 <text:s text:c="23"/>$ 239.4</text:span></text:p>
      <text:p text:style-name="P2"><text:s text:c="4"/></text:p>
      <text:p text:style-name="P8"><text:span text:style-name="T2"><text:s text:c="3"/>1 <text:s text:c="8"/></text:span><text:s/><text:span text:style-name="T2">Registro de dominio ttlogistica.com por un año</text:span><text:tab/> <text:s text:c="33"/><text:span text:style-name="T3">$ 15.95 <text:s text:c="23"/>$ 15.95</text:span></text:p>
      <text:p text:style-name="P2"><text:s text:c="4"/></text:p>
      <text:p text:style-name="P8"><text:span text:style-name="T2"><text:s text:c="3"/>1 <text:s text:c="8"/></text:span><text:s/><text:span text:style-name="T2">Registro de dominio sistemafinance.com por un año</text:span><text:tab/> <text:s text:c="33"/><text:span text:style-name="T3">$ 15.95 <text:s text:c="23"/>$ 15.9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271.3 </text:p>
      <text:p text:style-name="P18">306.56 <text:s text:c="82"/><text:span text:style-name="T5">$ </text:span>35.26</text:p>
      <text:p text:style-name="P16"><text:span text:style-name="T1"><text:s text:c="19"/></text:span><text:s text:c="69"/><text:span text:style-name="T5">$</text:span> <text:span text:style-name="T1">306.56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306.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6-04-19T17:38:17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